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df2f" officeooo:paragraph-rsid="0004df2f"/>
    </style:style>
    <style:style style:name="P2" style:family="paragraph" style:parent-style-name="Heading_20_1">
      <style:paragraph-properties fo:break-before="page"/>
    </style:style>
    <style:style style:name="P3" style:family="paragraph" style:parent-style-name="Standard">
      <style:text-properties officeooo:paragraph-rsid="0006072d"/>
    </style:style>
    <style:style style:name="P4" style:family="paragraph" style:parent-style-name="Standard">
      <style:text-properties officeooo:rsid="0004df2f" officeooo:paragraph-rsid="0004df2f"/>
    </style:style>
    <style:style style:name="T1" style:family="text">
      <style:text-properties officeooo:rsid="0004df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CONSULTAS XQUE<text:span text:style-name="T1">R</text:span>Y PARA SIMULACRO</text:h>
      <text:p text:style-name="P1">Tiempo estimado: 2 horas</text:p>
      <text:p text:style-name="P1"/>
      <text:p text:style-name="Standard"><text:span text:style-name="T1">1. </text:span>El modelo de las impresoras de tipo láser.</text:p>
      <text:p text:style-name="Standard">for $impresora in /impresoras/impresora[@tipo='láser']/modelo</text:p>
      <text:p text:style-name="Standard">return data($impresora)</text:p>
      <text:p text:style-name="Standard"/>
      <text:p text:style-name="Standard"><text:span text:style-name="T1">2. </text:span>La marca y modelo (separados por un espacio en blanco) de las impresoras con más de un tamaño.</text:p>
      <text:p text:style-name="Standard">for $impresora in /impresoras/impresora[count(tamano) &gt; 1]</text:p>
      <text:p text:style-name="Standard">return concat($impresora/marca, ' ', $impresora/modelo)</text:p>
      <text:p text:style-name="Standard"/>
      <text:p text:style-name="Standard"><text:span text:style-name="T1">3. </text:span>La marca y modelo (separados por un espacio en blanco) de las impresoras con tamaño A3 (pueden tener otros).</text:p>
      <text:p text:style-name="Standard">for $impresora in /impresoras/impresora[tamano='A3']</text:p>
      <text:p text:style-name="P3">return concat($impresora/marca, ' ', $impresora/modelo)</text:p>
      <text:p text:style-name="P3"/>
      <text:p text:style-name="Standard"><text:span text:style-name="T1">4. </text:span>La marca y modelo (separados por un espacio en blanco) de las impresoras con tamaño A3 como único tamaño.</text:p>
      <text:p text:style-name="Standard">for $impresora in /impresoras/impresora[tamano='A3' and count(tamano) = 1]</text:p>
      <text:p text:style-name="Standard">return concat($impresora/marca, ' ', $impresora/modelo)</text:p>
      <text:p text:style-name="Standard"/>
      <text:p text:style-name="Standard"><text:span text:style-name="T1">5. </text:span>El modelo de las impresoras en red.</text:p>
      <text:p text:style-name="Standard">for $impresora in /impresoras/impresora[enred]</text:p>
      <text:p text:style-name="Standard">return data($impresora/modelo)</text:p>
      <text:p text:style-name="Standard"/>
      <text:p text:style-name="Standard"><text:span text:style-name="T1">6. </text:span>La cantidad de impresoras guardadas en el fichero XML.</text:p>
      <text:p text:style-name="Standard">return count(/impresoras/impresora)</text:p>
      <text:p text:style-name="Standard"/>
      <text:p text:style-name="Standard"><text:span text:style-name="T1">7. </text:span>Las impresoras (elementos &lt;impresora&gt;) compradas en 2018 o después. Los resultados se deben ordenar por año de compra (orden ascendente).</text:p>
      <text:p text:style-name="Standard">for $impresora in /impresoras/impresora[xs:int(@compra) &gt;= 2018]</text:p>
      <text:p text:style-name="Standard">order by xs:int(@compra)</text:p>
      <text:p text:style-name="Standard">return $impresora</text:p>
      <text:p text:style-name="Standard"/>
      <text:p text:style-name="Standard"><text:span text:style-name="T1">8. </text:span>Las impresoras (elementos &lt;impresora&gt;) con un peso igual o superior a 5 kg.</text:p>
      <text:p text:style-name="Standard">for $impresora in /impresoras/impresora[xs:decimal(@peso) &gt;= 5.0]</text:p>
      <text:p text:style-name="Standard">return $impresora</text:p>
      <text:p text:style-name="Standard"/>
      <text:p text:style-name="Standard"><text:span text:style-name="T1">9. </text:span>Las impresoras (elementos &lt;impresora&gt;) que tienen cartucho con código C-456P.</text:p>
      <text:p text:style-name="Standard">for $impresora in /impresoras/impresora[cartucho='C-456P']</text:p>
      <text:p text:style-name="Standard">return $impresora</text:p>
      <text:p text:style-name="Standard"/>
      <text:p text:style-name="Standard"><text:span text:style-name="T1">10. </text:span>La impresora (elemento &lt;impresora&gt;) más pesada.</text:p>
      <text:p text:style-name="P1">let $maxPeso := max(/impresoras/impresora/xs:decimal(@peso))</text:p>
      <text:p text:style-name="P1">return /impresoras/impresora[xs:decimal(@peso) eq $maxPeso]</text:p>
      <text:h text:style-name="P2" text:outline-level="1">Consideraciones para el examen</text:h>
      <text:p text:style-name="P1">Recordad que en el examen os dejaré consultar vuestros ejercicios y acceso a internet (pero no ChatGPT/inteligencias/trabajo en equipo).</text:p>
      <text:p text:style-name="P1"/>
      <text:p text:style-name="P1">La principal dificultad estriba por tanto en el tiempo. Es necesario que conozcáis el funcionamiento en general de las consultas Xquery para así tener tiempo para buscar sólo aquellas cuestiones en las que tengáis dudas.</text:p>
      <text:p text:style-name="P1"/>
      <text:p text:style-name="P1">EXTRA. Una pregunta del examen será pasar el XML a formato HTML. Por ejemplo, ¿sabrías crear una tabla (o lista) con el número de serie, marca y modelo de las impresoras?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11:41:17.196000000</meta:creation-date>
    <dc:date>2024-02-29T08:57:41.766000000</dc:date>
    <meta:editing-duration>PT14M24S</meta:editing-duration>
    <meta:editing-cycles>2</meta:editing-cycles>
    <meta:generator>LibreOffice/7.6.3.2$Windows_X86_64 LibreOffice_project/29d686fea9f6705b262d369fede658f824154cc0</meta:generator>
    <meta:document-statistic meta:table-count="0" meta:image-count="0" meta:object-count="0" meta:page-count="2" meta:paragraph-count="36" meta:word-count="316" meta:character-count="2342" meta:non-whitespace-character-count="2061"/>
  </office:meta>
</office:document-meta>
</file>